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8462" officeooo:paragraph-rsid="00198462"/>
    </style:style>
    <style:style style:name="P2" style:family="paragraph" style:parent-style-name="Standard">
      <style:text-properties fo:color="#ff0000" loext:opacity="100%" fo:language="hu" fo:country="HU" officeooo:rsid="00198462" officeooo:paragraph-rsid="00198462"/>
    </style:style>
    <style:style style:name="P3" style:family="paragraph" style:parent-style-name="Standard">
      <style:text-properties fo:color="#000000" loext:opacity="100%" fo:language="hu" fo:country="HU" officeooo:rsid="00198462" officeooo:paragraph-rsid="001984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ferences – Updates </text:p>
      <text:p text:style-name="P2">Beállítások – Frissítések</text:p>
      <text:p text:style-name="P3">Current version: 6.0.0</text:p>
      <text:p text:style-name="P2">Jelenlegi verzió: 6.0.0</text:p>
      <text:p text:style-name="P3">Update channel: Standard</text:p>
      <text:p text:style-name="P2">Frissítési csatorna: alapértelmezett</text:p>
      <text:p text:style-name="P3">Automatically check for updates</text:p>
      <text:p text:style-name="P2">Frissítések automatikus ellenőrzése</text:p>
      <text:p text:style-name="P3">Check now</text:p>
      <text:p text:style-name="P2">Ellenőrzés most</text:p>
      <text:p text:style-name="P3">Restore Defaults</text:p>
      <text:p text:style-name="P2">Alaphelyzetbe állítás</text:p>
      <text:p text:style-name="P3">Undo Changes</text:p>
      <text:p text:style-name="P2">Módosítások elvetése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o" fo:country="RO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o" fo:country="RO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9T07:00:30.402000000</meta:creation-date>
    <meta:generator>LibreOffice/7.6.2.1$Windows_X86_64 LibreOffice_project/56f7684011345957bbf33a7ee678afaf4d2ba333</meta:generator>
    <dc:date>2023-11-29T07:04:02.567000000</dc:date>
    <meta:editing-duration>PT3M32S</meta:editing-duration>
    <meta:editing-cycles>1</meta:editing-cycles>
    <meta:document-statistic meta:table-count="0" meta:image-count="0" meta:object-count="0" meta:page-count="1" meta:paragraph-count="14" meta:word-count="35" meta:character-count="311" meta:non-whitespace-character-count="287"/>
  </office:meta>
</office:document-meta>
</file>